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598in"/>
    </style:style>
    <style:style style:name="co2" style:family="table-column">
      <style:table-column-properties fo:break-before="auto" style:column-width="0.8043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1.004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ut" table:style-name="ta1">
        <table:shapes>
          <draw:frame draw:z-index="0" draw:style-name="gr1" draw:text-style-name="P1" svg:width="7.8866in" svg:height="2.8835in" svg:x="6.1709in" svg:y="0.4366in">
            <draw:object draw:notify-on-update-of-ranges="out.A2:out.A21 out.C1:out.C1 out.C2:out.C21 out.D1:out.D1 out.D2:out.D21 out.E1:out.E1 out.E2:out.E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ize_uni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<text:s/>0.1 ms</text:p>
          </table:table-cell>
          <table:table-cell office:value-type="string" calcext:value-type="string">
            <text:p><text:s/>1.0 ms</text:p>
          </table:table-cell>
          <table:table-cell office:value-type="string" calcext:value-type="string">
            <text:p>10.0 ms</text:p>
          </table:table-cell>
        </table:table-row>
        <table:table-row table:style-name="ro1">
          <table:table-cell office:value-type="string" calcext:value-type="string">
            <text:p>1 KiB</text:p>
          </table:table-cell>
          <table:table-cell office:value-type="float" office:value="1024" calcext:value-type="float">
            <text:p>1024</text:p>
          </table:table-cell>
          <table:table-cell office:value-type="float" office:value="9.74124809741248" calcext:value-type="float">
            <text:p>9.7412480974</text:p>
          </table:table-cell>
          <table:table-cell office:value-type="float" office:value="1.01878382680675" calcext:value-type="float">
            <text:p>1.0187838268</text:p>
          </table:table-cell>
          <table:table-cell office:value-type="float" office:value="0.102347598029809" calcext:value-type="float">
            <text:p>0.102347598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8.577648766328" calcext:value-type="float">
            <text:p>18.5776487663</text:p>
          </table:table-cell>
          <table:table-cell office:value-type="float" office:value="2.0272410516313" calcext:value-type="float">
            <text:p>2.0272410516</text:p>
          </table:table-cell>
          <table:table-cell office:value-type="float" office:value="0.204590499328687" calcext:value-type="float">
            <text:p>0.2045904993</text:p>
          </table:table-cell>
        </table:table-row>
        <table:table-row table:style-name="ro1">
          <table:table-cell office:value-type="string" calcext:value-type="string">
            <text:p>4 KiB</text:p>
          </table:table-cell>
          <table:table-cell office:value-type="float" office:value="4096" calcext:value-type="float">
            <text:p>4096</text:p>
          </table:table-cell>
          <table:table-cell office:value-type="float" office:value="33.9973439575033" calcext:value-type="float">
            <text:p>33.9973439575</text:p>
          </table:table-cell>
          <table:table-cell office:value-type="float" office:value="4.01379742866102" calcext:value-type="float">
            <text:p>4.0137974287</text:p>
          </table:table-cell>
          <table:table-cell office:value-type="float" office:value="0.408762853675672" calcext:value-type="float">
            <text:p>0.4087628537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58.1157775255392" calcext:value-type="float">
            <text:p>58.1157775255</text:p>
          </table:table-cell>
          <table:table-cell office:value-type="float" office:value="7.86965877651399" calcext:value-type="float">
            <text:p>7.8696587765</text:p>
          </table:table-cell>
          <table:table-cell office:value-type="float" office:value="0.815858244629995" calcext:value-type="float">
            <text:p>0.8158582446</text:p>
          </table:table-cell>
        </table:table-row>
        <table:table-row table:style-name="ro1">
          <table:table-cell office:value-type="string" calcext:value-type="string">
            <text:p>16 KiB</text:p>
          </table:table-cell>
          <table:table-cell office:value-type="float" office:value="16384" calcext:value-type="float">
            <text:p>16384</text:p>
          </table:table-cell>
          <table:table-cell office:value-type="float" office:value="90.061565523307" calcext:value-type="float">
            <text:p>90.0615655233</text:p>
          </table:table-cell>
          <table:table-cell office:value-type="float" office:value="15.1434486838214" calcext:value-type="float">
            <text:p>15.1434486838</text:p>
          </table:table-cell>
          <table:table-cell office:value-type="float" office:value="1.62508728496159" calcext:value-type="float">
            <text:p>1.625087285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124.196482716798" calcext:value-type="float">
            <text:p>124.1964827168</text:p>
          </table:table-cell>
          <table:table-cell office:value-type="float" office:value="28.1550728622491" calcext:value-type="float">
            <text:p>28.1550728622</text:p>
          </table:table-cell>
          <table:table-cell office:value-type="float" office:value="3.22397833889554" calcext:value-type="float">
            <text:p>3.2239783389</text:p>
          </table:table-cell>
        </table:table-row>
        <table:table-row table:style-name="ro1">
          <table:table-cell office:value-type="string" calcext:value-type="string">
            <text:p>64 KiB</text:p>
          </table:table-cell>
          <table:table-cell office:value-type="float" office:value="65536" calcext:value-type="float">
            <text:p>65536</text:p>
          </table:table-cell>
          <table:table-cell office:value-type="float" office:value="153.236064347175" calcext:value-type="float">
            <text:p>153.2360643472</text:p>
          </table:table-cell>
          <table:table-cell office:value-type="float" office:value="49.3612918775609" calcext:value-type="float">
            <text:p>49.3612918776</text:p>
          </table:table-cell>
          <table:table-cell office:value-type="float" office:value="6.34566524137076" calcext:value-type="float">
            <text:p>6.3456652414</text:p>
          </table:table-cell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float" office:value="173.52255877992" calcext:value-type="float">
            <text:p>173.5225587799</text:p>
          </table:table-cell>
          <table:table-cell office:value-type="float" office:value="79.18035955925" calcext:value-type="float">
            <text:p>79.1803595593</text:p>
          </table:table-cell>
          <table:table-cell office:value-type="float" office:value="12.3010391014475" calcext:value-type="float">
            <text:p>12.3010391014</text:p>
          </table:table-cell>
        </table:table-row>
        <table:table-row table:style-name="ro1">
          <table:table-cell office:value-type="string" calcext:value-type="string">
            <text:p>256 KiB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5.822842236588" calcext:value-type="float">
            <text:p>185.8228422366</text:p>
          </table:table-cell>
          <table:table-cell office:value-type="float" office:value="113.446891012325" calcext:value-type="float">
            <text:p>113.4468910123</text:p>
          </table:table-cell>
          <table:table-cell office:value-type="float" office:value="23.1765970689753" calcext:value-type="float">
            <text:p>23.176597069</text:p>
          </table:table-cell>
        </table:table-row>
        <table:table-row table:style-name="ro1">
          <table:table-cell/>
          <table:table-cell office:value-type="float" office:value="524288" calcext:value-type="float">
            <text:p>524288</text:p>
          </table:table-cell>
          <table:table-cell office:value-type="float" office:value="192.650949497325" calcext:value-type="float">
            <text:p>192.6509494973</text:p>
          </table:table-cell>
          <table:table-cell office:value-type="float" office:value="144.773349827693" calcext:value-type="float">
            <text:p>144.7733498277</text:p>
          </table:table-cell>
          <table:table-cell office:value-type="float" office:value="41.5394756858172" calcext:value-type="float">
            <text:p>41.5394756858</text:p>
          </table:table-cell>
        </table:table-row>
        <table:table-row table:style-name="ro1">
          <table:table-cell office:value-type="string" calcext:value-type="string">
            <text:p>1 MiB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96.256700506094" calcext:value-type="float">
            <text:p>196.2567005061</text:p>
          </table:table-cell>
          <table:table-cell office:value-type="float" office:value="167.963504023784" calcext:value-type="float">
            <text:p>167.9635040238</text:p>
          </table:table-cell>
          <table:table-cell office:value-type="float" office:value="68.7911995633371" calcext:value-type="float">
            <text:p>68.7911995633</text:p>
          </table:table-cell>
        </table:table-row>
        <table:table-row table:style-name="ro1">
          <table:table-cell/>
          <table:table-cell office:value-type="float" office:value="2097152" calcext:value-type="float">
            <text:p>2097152</text:p>
          </table:table-cell>
          <table:table-cell office:value-type="float" office:value="198.110669427608" calcext:value-type="float">
            <text:p>198.1106694276</text:p>
          </table:table-cell>
          <table:table-cell office:value-type="float" office:value="182.587133981556" calcext:value-type="float">
            <text:p>182.5871339816</text:p>
          </table:table-cell>
          <table:table-cell office:value-type="float" office:value="102.371208097723" calcext:value-type="float">
            <text:p>102.3712080977</text:p>
          </table:table-cell>
        </table:table-row>
        <table:table-row table:style-name="ro1">
          <table:table-cell office:value-type="string" calcext:value-type="string">
            <text:p>4 MiB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99.050851575966" calcext:value-type="float">
            <text:p>199.050851576</text:p>
          </table:table-cell>
          <table:table-cell office:value-type="float" office:value="190.89730705932" calcext:value-type="float">
            <text:p>190.8973070593</text:p>
          </table:table-cell>
          <table:table-cell office:value-type="float" office:value="135.424544872192" calcext:value-type="float">
            <text:p>135.4245448722</text:p>
          </table:table-cell>
        </table:table-row>
        <table:table-row table:style-name="ro1">
          <table:table-cell/>
          <table:table-cell office:value-type="float" office:value="8388608" calcext:value-type="float">
            <text:p>8388608</text:p>
          </table:table-cell>
          <table:table-cell office:value-type="float" office:value="199.524297006116" calcext:value-type="float">
            <text:p>199.5242970061</text:p>
          </table:table-cell>
          <table:table-cell office:value-type="float" office:value="195.342667868879" calcext:value-type="float">
            <text:p>195.3426678689</text:p>
          </table:table-cell>
          <table:table-cell office:value-type="float" office:value="161.496285161592" calcext:value-type="float">
            <text:p>161.4962851616</text:p>
          </table:table-cell>
        </table:table-row>
        <table:table-row table:style-name="ro1">
          <table:table-cell office:value-type="string" calcext:value-type="string">
            <text:p>16 MiB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99.761865299583" calcext:value-type="float">
            <text:p>199.7618652996</text:p>
          </table:table-cell>
          <table:table-cell office:value-type="float" office:value="197.643901096623" calcext:value-type="float">
            <text:p>197.6439010966</text:p>
          </table:table-cell>
          <table:table-cell office:value-type="float" office:value="178.697587544394" calcext:value-type="float">
            <text:p>178.6975875444</text:p>
          </table:table-cell>
        </table:table-row>
        <table:table-row table:style-name="ro1">
          <table:table-cell/>
          <table:table-cell office:value-type="float" office:value="33554432" calcext:value-type="float">
            <text:p>33554432</text:p>
          </table:table-cell>
          <table:table-cell office:value-type="float" office:value="199.880861722396" calcext:value-type="float">
            <text:p>199.8808617224</text:p>
          </table:table-cell>
          <table:table-cell office:value-type="float" office:value="198.814970431142" calcext:value-type="float">
            <text:p>198.8149704311</text:p>
          </table:table-cell>
          <table:table-cell office:value-type="float" office:value="188.749644488766" calcext:value-type="float">
            <text:p>188.7496444888</text:p>
          </table:table-cell>
        </table:table-row>
        <table:table-row table:style-name="ro1">
          <table:table-cell office:value-type="string" calcext:value-type="string">
            <text:p>64 MiB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99.940413113501" calcext:value-type="float">
            <text:p>199.9404131135</text:p>
          </table:table-cell>
          <table:table-cell office:value-type="float" office:value="199.40572463086" calcext:value-type="float">
            <text:p>199.4057246309</text:p>
          </table:table-cell>
          <table:table-cell office:value-type="float" office:value="194.212030456759" calcext:value-type="float">
            <text:p>194.2120304568</text:p>
          </table:table-cell>
        </table:table-row>
        <table:table-row table:style-name="ro1">
          <table:table-cell/>
          <table:table-cell office:value-type="float" office:value="134217728" calcext:value-type="float">
            <text:p>134217728</text:p>
          </table:table-cell>
          <table:table-cell office:value-type="float" office:value="199.970202117843" calcext:value-type="float">
            <text:p>199.9702021178</text:p>
          </table:table-cell>
          <table:table-cell office:value-type="float" office:value="199.702420204573" calcext:value-type="float">
            <text:p>199.7024202046</text:p>
          </table:table-cell>
          <table:table-cell office:value-type="float" office:value="197.063524653707" calcext:value-type="float">
            <text:p>197.0635246537</text:p>
          </table:table-cell>
        </table:table-row>
        <table:table-row table:style-name="ro1">
          <table:table-cell office:value-type="string" calcext:value-type="string">
            <text:p>256 MiB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99.985099948946" calcext:value-type="float">
            <text:p>199.9850999489</text:p>
          </table:table-cell>
          <table:table-cell office:value-type="float" office:value="199.851099327708" calcext:value-type="float">
            <text:p>199.8510993277</text:p>
          </table:table-cell>
          <table:table-cell office:value-type="float" office:value="198.52090400454" calcext:value-type="float">
            <text:p>198.5209040045</text:p>
          </table:table-cell>
        </table:table-row>
        <table:table-row table:style-name="ro1">
          <table:table-cell/>
          <table:table-cell office:value-type="float" office:value="536870912" calcext:value-type="float">
            <text:p>536870912</text:p>
          </table:table-cell>
          <table:table-cell office:value-type="float" office:value="199.992549696948" calcext:value-type="float">
            <text:p>199.9925496969</text:p>
          </table:table-cell>
          <table:table-cell office:value-type="float" office:value="199.925521939271" calcext:value-type="float">
            <text:p>199.9255219393</text:p>
          </table:table-cell>
          <table:table-cell office:value-type="float" office:value="199.257707196487" calcext:value-type="float">
            <text:p>199.25770719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/>
      <number:text> %</number:text>
    </number:number-style>
    <number:number-style style:name="N122">
      <number:number number:decimal-places="0" number:min-integer-digits="1"/>
      <number:text>MB/s</number:text>
    </number:number-style>
    <number:number-style style:name="N123">
      <number:number number:decimal-places="0" number:min-integer-digits="1"/>
      <number:text> MB/s</number:text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 style:data-style-name="N2" text:time-value="07:02:32.1968446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9T07:03:17.094007267</dc:date>
    <meta:editing-duration>PT10M48S</meta:editing-duration>
    <meta:editing-cycles>9</meta:editing-cycles>
    <meta:generator>LibreOffice/4.3.3.2$Linux_X86_64 LibreOffice_project/430m0$Build-2</meta:generator>
    <meta:document-statistic meta:table-count="1" meta:cell-count="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0" number:min-integer-digits="1"/>
      <number:text> %</number:text>
    </number:number-style>
    <number:number-style style:name="N123">
      <number:number number:decimal-places="0" number:min-integer-digits="1"/>
      <number:text> MB/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Liberation Mono'" style:font-style-name="Regular" style:font-family-generic="modern" style:font-pitch="fixed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eeeeee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end"/>
      <style:graphic-properties svg:stroke-color="#b3b3b3"/>
      <style:text-properties fo:color="#ffffff" fo:font-size="2pt" style:font-size-asian="10pt" style:font-size-complex="10pt"/>
    </style:style>
    <style:style style:name="ch7" style:family="chart" style:data-style-name="N123">
      <style:chart-properties chart:display-label="true" chart:logarithmic="false" chart:minimum="0" chart:maximum="200" chart:interval-major="5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 style:data-style-name="N123">
      <style:chart-properties chart:display-label="true" chart:tick-marks-major-inner="false" chart:tick-marks-major-outer="false" chart:logarithmic="false" chart:reverse-direction="false" text:line-break="false" chart:link-data-style-to-source="true" chart:axis-position="end"/>
      <style:graphic-properties svg:stroke-color="#b3b3b3"/>
      <style:text-properties fo:color="#ffffff" fo:font-size="2pt" style:font-size-asian="10pt" style:font-size-complex="10pt"/>
    </style:style>
    <style:style style:name="ch9" style:family="chart" style:data-style-name="N121">
      <style:chart-properties chart:symbol-type="none" chart:link-data-style-to-source="true"/>
      <style:graphic-properties svg:stroke-width="0.051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one" chart:link-data-style-to-source="true"/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one" chart:link-data-style-to-source="true"/>
      <style:graphic-properties svg:stroke-width="0.051cm" svg:stroke-color="#c5000b" draw:fill-color="#c5000b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33cm" svg:height="7.325cm" xlink:href=".." xlink:type="simple" chart:class="chart:line" chart:style-name="ch1">
        <chart:legend chart:legend-position="end" svg:x="17.207cm" svg:y="2.865cm" style:legend-expansion="high" chart:style-name="ch2"/>
        <chart:plot-area chart:style-name="ch3" table:cell-range-address="out.A2:out.A21 out.C1:out.E21" chart:data-source-has-labels="both" svg:x="0.4cm" svg:y="0.146cm" svg:width="16.407cm" svg:height="7.033cm">
          <chartooo:coordinate-region svg:x="2.186cm" svg:y="0.345cm" svg:width="14.242cm" svg:height="6.187cm"/>
          <chart:axis chart:dimension="x" chart:name="primary-x" chart:style-name="ch4" chartooo:axis-type="auto">
            <chartooo:date-scale/>
            <chart:categories table:cell-range-address="out.A2:out.A21"/>
            <chart:grid chart:style-name="ch5" chart:class="major"/>
          </chart:axis>
          <chart:axis chart:dimension="x" chart:name="secondary-x" chart:style-name="ch6"/>
          <chart:axis chart:dimension="y" chart:name="primary-y" chart:style-name="ch7">
            <chart:grid chart:style-name="ch5" chart:class="major"/>
          </chart:axis>
          <chart:axis chart:dimension="y" chart:name="secondary-y" chart:style-name="ch8"/>
          <chart:series chart:attached-axis="primary-y" chart:style-name="ch9" chart:values-cell-range-address="out.C2:out.C21" chart:label-cell-address="out.C1:out.C1" chart:class="chart:line">
            <chart:data-point chart:repeated="20"/>
          </chart:series>
          <chart:series chart:attached-axis="primary-y" chart:style-name="ch10" chart:values-cell-range-address="out.D2:out.D21" chart:label-cell-address="out.D1:out.D1" chart:class="chart:line">
            <chart:data-point chart:repeated="20"/>
          </chart:series>
          <chart:series chart:attached-axis="primary-y" chart:style-name="ch11" chart:values-cell-range-address="out.E2:out.E21" chart:label-cell-address="out.E1:out.E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0.1 ms</text:p>
                <draw:g>
                  <svg:desc>out.C1:out.C1</svg:desc>
                </draw:g>
              </table:table-cell>
              <table:table-cell office:value-type="string">
                <text:p> 1.0 ms</text:p>
                <draw:g>
                  <svg:desc>out.D1:out.D1</svg:desc>
                </draw:g>
              </table:table-cell>
              <table:table-cell office:value-type="string">
                <text:p>10.0 ms</text:p>
                <draw:g>
                  <svg:desc>out.E1:ou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KiB</text:p>
                <draw:g>
                  <svg:desc>out.A2:out.A21</svg:desc>
                </draw:g>
              </table:table-cell>
              <table:table-cell office:value-type="float" office:value="9.74124809741248">
                <text:p>9.74124809741248</text:p>
                <draw:g>
                  <svg:desc>out.C2:out.C21</svg:desc>
                </draw:g>
              </table:table-cell>
              <table:table-cell office:value-type="float" office:value="1.01878382680675">
                <text:p>1.01878382680675</text:p>
                <draw:g>
                  <svg:desc>out.D2:out.D21</svg:desc>
                </draw:g>
              </table:table-cell>
              <table:table-cell office:value-type="float" office:value="0.102347598029809">
                <text:p>0.102347598029809</text:p>
                <draw:g>
                  <svg:desc>out.E2:out.E2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577648766328">
                <text:p>18.577648766328</text:p>
              </table:table-cell>
              <table:table-cell office:value-type="float" office:value="2.0272410516313">
                <text:p>2.0272410516313</text:p>
              </table:table-cell>
              <table:table-cell office:value-type="float" office:value="0.204590499328687">
                <text:p>0.204590499328687</text:p>
              </table:table-cell>
            </table:table-row>
            <table:table-row>
              <table:table-cell office:value-type="string">
                <text:p>4 KiB</text:p>
              </table:table-cell>
              <table:table-cell office:value-type="float" office:value="33.9973439575033">
                <text:p>33.9973439575033</text:p>
              </table:table-cell>
              <table:table-cell office:value-type="float" office:value="4.01379742866102">
                <text:p>4.01379742866102</text:p>
              </table:table-cell>
              <table:table-cell office:value-type="float" office:value="0.408762853675672">
                <text:p>0.408762853675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.1157775255392">
                <text:p>58.1157775255392</text:p>
              </table:table-cell>
              <table:table-cell office:value-type="float" office:value="7.86965877651399">
                <text:p>7.86965877651399</text:p>
              </table:table-cell>
              <table:table-cell office:value-type="float" office:value="0.815858244629995">
                <text:p>0.815858244629995</text:p>
              </table:table-cell>
            </table:table-row>
            <table:table-row>
              <table:table-cell office:value-type="string">
                <text:p>16 KiB</text:p>
              </table:table-cell>
              <table:table-cell office:value-type="float" office:value="90.061565523307">
                <text:p>90.061565523307</text:p>
              </table:table-cell>
              <table:table-cell office:value-type="float" office:value="15.1434486838214">
                <text:p>15.1434486838214</text:p>
              </table:table-cell>
              <table:table-cell office:value-type="float" office:value="1.62508728496159">
                <text:p>1.625087284961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.196482716798">
                <text:p>124.196482716798</text:p>
              </table:table-cell>
              <table:table-cell office:value-type="float" office:value="28.1550728622491">
                <text:p>28.1550728622491</text:p>
              </table:table-cell>
              <table:table-cell office:value-type="float" office:value="3.22397833889554">
                <text:p>3.22397833889554</text:p>
              </table:table-cell>
            </table:table-row>
            <table:table-row>
              <table:table-cell office:value-type="string">
                <text:p>64 KiB</text:p>
              </table:table-cell>
              <table:table-cell office:value-type="float" office:value="153.236064347175">
                <text:p>153.236064347175</text:p>
              </table:table-cell>
              <table:table-cell office:value-type="float" office:value="49.3612918775609">
                <text:p>49.3612918775609</text:p>
              </table:table-cell>
              <table:table-cell office:value-type="float" office:value="6.34566524137076">
                <text:p>6.345665241370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.52255877992">
                <text:p>173.52255877992</text:p>
              </table:table-cell>
              <table:table-cell office:value-type="float" office:value="79.18035955925">
                <text:p>79.18035955925</text:p>
              </table:table-cell>
              <table:table-cell office:value-type="float" office:value="12.3010391014475">
                <text:p>12.3010391014475</text:p>
              </table:table-cell>
            </table:table-row>
            <table:table-row>
              <table:table-cell office:value-type="string">
                <text:p>256 KiB</text:p>
              </table:table-cell>
              <table:table-cell office:value-type="float" office:value="185.822842236588">
                <text:p>185.822842236588</text:p>
              </table:table-cell>
              <table:table-cell office:value-type="float" office:value="113.446891012325">
                <text:p>113.446891012325</text:p>
              </table:table-cell>
              <table:table-cell office:value-type="float" office:value="23.1765970689753">
                <text:p>23.1765970689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2.650949497325">
                <text:p>192.650949497325</text:p>
              </table:table-cell>
              <table:table-cell office:value-type="float" office:value="144.773349827693">
                <text:p>144.773349827693</text:p>
              </table:table-cell>
              <table:table-cell office:value-type="float" office:value="41.5394756858172">
                <text:p>41.5394756858172</text:p>
              </table:table-cell>
            </table:table-row>
            <table:table-row>
              <table:table-cell office:value-type="string">
                <text:p>1 MiB</text:p>
              </table:table-cell>
              <table:table-cell office:value-type="float" office:value="196.256700506094">
                <text:p>196.256700506094</text:p>
              </table:table-cell>
              <table:table-cell office:value-type="float" office:value="167.963504023784">
                <text:p>167.963504023784</text:p>
              </table:table-cell>
              <table:table-cell office:value-type="float" office:value="68.7911995633371">
                <text:p>68.79119956333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.110669427608">
                <text:p>198.110669427608</text:p>
              </table:table-cell>
              <table:table-cell office:value-type="float" office:value="182.587133981556">
                <text:p>182.587133981556</text:p>
              </table:table-cell>
              <table:table-cell office:value-type="float" office:value="102.371208097723">
                <text:p>102.371208097723</text:p>
              </table:table-cell>
            </table:table-row>
            <table:table-row>
              <table:table-cell office:value-type="string">
                <text:p>4 MiB</text:p>
              </table:table-cell>
              <table:table-cell office:value-type="float" office:value="199.050851575966">
                <text:p>199.050851575966</text:p>
              </table:table-cell>
              <table:table-cell office:value-type="float" office:value="190.89730705932">
                <text:p>190.89730705932</text:p>
              </table:table-cell>
              <table:table-cell office:value-type="float" office:value="135.424544872192">
                <text:p>135.424544872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.524297006116">
                <text:p>199.524297006116</text:p>
              </table:table-cell>
              <table:table-cell office:value-type="float" office:value="195.342667868879">
                <text:p>195.342667868879</text:p>
              </table:table-cell>
              <table:table-cell office:value-type="float" office:value="161.496285161592">
                <text:p>161.496285161592</text:p>
              </table:table-cell>
            </table:table-row>
            <table:table-row>
              <table:table-cell office:value-type="string">
                <text:p>16 MiB</text:p>
              </table:table-cell>
              <table:table-cell office:value-type="float" office:value="199.761865299583">
                <text:p>199.761865299583</text:p>
              </table:table-cell>
              <table:table-cell office:value-type="float" office:value="197.643901096623">
                <text:p>197.643901096623</text:p>
              </table:table-cell>
              <table:table-cell office:value-type="float" office:value="178.697587544394">
                <text:p>178.697587544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.880861722396">
                <text:p>199.880861722396</text:p>
              </table:table-cell>
              <table:table-cell office:value-type="float" office:value="198.814970431142">
                <text:p>198.814970431142</text:p>
              </table:table-cell>
              <table:table-cell office:value-type="float" office:value="188.749644488766">
                <text:p>188.749644488766</text:p>
              </table:table-cell>
            </table:table-row>
            <table:table-row>
              <table:table-cell office:value-type="string">
                <text:p>64 MiB</text:p>
              </table:table-cell>
              <table:table-cell office:value-type="float" office:value="199.940413113501">
                <text:p>199.940413113501</text:p>
              </table:table-cell>
              <table:table-cell office:value-type="float" office:value="199.40572463086">
                <text:p>199.40572463086</text:p>
              </table:table-cell>
              <table:table-cell office:value-type="float" office:value="194.212030456759">
                <text:p>194.212030456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.970202117843">
                <text:p>199.970202117843</text:p>
              </table:table-cell>
              <table:table-cell office:value-type="float" office:value="199.702420204573">
                <text:p>199.702420204573</text:p>
              </table:table-cell>
              <table:table-cell office:value-type="float" office:value="197.063524653707">
                <text:p>197.063524653707</text:p>
              </table:table-cell>
            </table:table-row>
            <table:table-row>
              <table:table-cell office:value-type="string">
                <text:p>256 MiB</text:p>
              </table:table-cell>
              <table:table-cell office:value-type="float" office:value="199.985099948946">
                <text:p>199.985099948946</text:p>
              </table:table-cell>
              <table:table-cell office:value-type="float" office:value="199.851099327708">
                <text:p>199.851099327708</text:p>
              </table:table-cell>
              <table:table-cell office:value-type="float" office:value="198.52090400454">
                <text:p>198.52090400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.992549696948">
                <text:p>199.992549696948</text:p>
              </table:table-cell>
              <table:table-cell office:value-type="float" office:value="199.925521939271">
                <text:p>199.925521939271</text:p>
              </table:table-cell>
              <table:table-cell office:value-type="float" office:value="199.257707196487">
                <text:p>199.2577071964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